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2" style:family="paragraph" style:parent-style-name="Standard">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3" style:family="paragraph" style:parent-style-name="Standard">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4" style:family="paragraph" style:parent-style-name="Text_20_body">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5" style:family="paragraph" style:parent-style-name="Text_20_body" style:master-page-name="">
      <style:paragraph-properties fo:margin-top="0cm" fo:margin-bottom="0.199cm" loext:contextual-spacing="false" fo:text-align="justify" style:justify-single-word="false" fo:hyphenation-ladder-count="no-limit" style:page-number="auto" style:writing-mode="page"/>
      <style:text-properties fo:hyphenate="true" fo:hyphenation-remain-char-count="2" fo:hyphenation-push-char-count="2"/>
    </style:style>
    <style:style style:name="P6" style:family="paragraph" style:parent-style-name="Heading_20_1">
      <style:text-properties style:font-name="Arial" fo:language="de" fo:country="DE" officeooo:rsid="000c1baa" officeooo:paragraph-rsid="000c1baa"/>
    </style:style>
    <style:style style:name="P7" style:family="paragraph" style:parent-style-name="Standard">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P8" style:family="paragraph" style:parent-style-name="Text_20_body">
      <style:paragraph-properties fo:margin-top="0cm" fo:margin-bottom="0.199cm" loext:contextual-spacing="false" fo:text-align="justify" style:justify-single-word="false" fo:hyphenation-ladder-count="no-limit" style:writing-mode="page"/>
      <style:text-properties style:font-name="Arial" fo:hyphenate="true" fo:hyphenation-remain-char-count="2" fo:hyphenation-push-char-count="2"/>
    </style:style>
    <style:style style:name="P9" style:family="paragraph" style:parent-style-name="Text_20_body">
      <style:paragraph-properties fo:margin-top="0cm" fo:margin-bottom="0.199cm" loext:contextual-spacing="false" fo:text-align="justify" style:justify-single-word="false" fo:hyphenation-ladder-count="no-limit" style:writing-mode="page"/>
      <style:text-properties fo:hyphenate="true" fo:hyphenation-remain-char-count="2" fo:hyphenation-push-char-count="2"/>
    </style:style>
    <style:style style:name="T1" style:family="text">
      <style:text-properties style:font-name="Arial"/>
    </style:style>
    <style:style style:name="T2" style:family="text">
      <style:text-properties officeooo:rsid="000c1baa"/>
    </style:style>
    <style:style style:name="T3" style:family="text">
      <style:text-properties style:font-name="Arial"/>
    </style:style>
    <style:style style:name="T4" style:family="text">
      <style:text-properties style:font-name="Arial" fo:font-weight="bold"/>
    </style:style>
    <style:style style:name="T5" style:family="text">
      <style:text-properties style:font-name="Arial" fo:background-color="#ffff66" loext:char-shading-value="0"/>
    </style:style>
    <style:style style:name="T6" style:family="text">
      <style:text-properties style:font-name="Arial" style:text-underline-style="solid" style:text-underline-width="auto" style:text-underline-color="font-color"/>
    </style:style>
    <style:style style:name="T7" style:family="text">
      <style:text-properties style:font-name="Arial" style:text-underline-style="none"/>
    </style:style>
    <style:style style:name="T8" style:family="text">
      <style:text-properties style:font-name="Arial" fo:background-color="transparent" loext:char-shading-value="0"/>
    </style:style>
    <style:style style:name="T9" style:family="text">
      <style:text-properties style:font-name="Arial" fo:background-color="transparent" loext:char-shading-value="0"/>
    </style:style>
    <style:style style:name="T10" style:family="text">
      <style:text-properties style:font-name="Arial" officeooo:rsid="000f4f11"/>
    </style:style>
    <style:style style:name="T11" style:family="text">
      <style:text-properties fo:color="#0000ff" style:font-name="Arial"/>
    </style:style>
    <style:style style:name="T12" style:family="text">
      <style:text-properties fo:color="#0000ff" style:font-name="Arial" style:text-underline-style="none"/>
    </style:style>
    <style:style style:name="T13" style:family="text">
      <style:text-properties officeooo:rsid="000f4f11"/>
    </style:style>
  </office:automatic-styles>
  <office:body>
    <office:text>
      <text:tracked-changes>
        <text:changed-region xml:id="ct94778143739152" text:id="ct94778143739152">
          <text:deletion>
            <office:change-info>
              <dc:creator>Unbekannter Autor</dc:creator>
              <dc:date>2018-02-22T11:54:18</dc:date>
            </office:change-info>
            <text:p text:style-name="P1"><text:span text:style-name="T1">Die Namensgebung mit oder ohne GNU-Namenszusatz wird von den Distributoren je nach ihrer Position im GNU/Linux-Namensstreit unterschiedlich gehandhabt. </text:span></text:p>
          </text:deletion>
        </text:changed-region>
        <text:changed-region xml:id="ct94778169085440" text:id="ct94778169085440">
          <text:insertion>
            <office:change-info>
              <dc:creator>Unbekannter Autor</dc:creator>
              <dc:date>2018-02-22T11:54:20</dc:date>
            </office:change-info>
          </text:insertion>
        </text:changed-region>
        <text:changed-region xml:id="ct94778168991600" text:id="ct94778168991600">
          <text:insertion>
            <office:change-info>
              <dc:creator>Unbekannter Autor</dc:creator>
              <dc:date>2018-02-22T11:54:34</dc:date>
            </office:change-info>
          </text:insertion>
        </text:changed-region>
        <text:changed-region xml:id="ct94778141431856" text:id="ct94778141431856">
          <text:deletion>
            <office:change-info>
              <dc:creator>Unbekannter Autor</dc:creator>
              <dc:date>2018-02-22T11:54:50</dc:date>
            </office:change-info>
            <text:p text:style-name="P2"><text:span text:style-name="T1">Dies impliziert nicht den Gebrauch bestimmter („Mindest“-)Bibliotheken oder Anwendungen mit diesem Kernel.</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Begriffserklärungen</text:h>
      <text:h text:style-name="Heading_20_2" text:outline-level="2"><text:span text:style-name="T2">L</text:span>inux-Distribution</text:h>
      <text:p text:style-name="P5"><text:span text:style-name="T1">Eine </text:span><text:span text:style-name="T4">Linux-Distribution</text:span><text:span text:style-name="T1"> ist ein Paket aufeinander abgestimmter Software um den Linux-Kernel. Manchmal wird der Begriff auf Zusammenstellungen begrenzt, die weitgehend linuxtypisch aufgebaut sind, was beispielsweise auf Android nicht zutrifft. </text:span></text:p>
      <text:p text:style-name="P1"><text:span text:style-name="T1">Distributionen, in denen GNU-Programme eine essenzielle Rolle spielen, werden auch als „</text:span><text:span text:style-name="T4">GNU/Linux-Distributionen</text:span><text:span text:style-name="T1">“ bezeichnet. </text:span><text:change text:change-id="ct94778143739152"/></text:p>
      <text:p text:style-name="P1"><text:span text:style-name="T9">Fast jede Distribution ist um eine Paketverwaltung herum zusammengestellt, </text:span><text:span text:style-name="T1">d.h., </text:span><text:span text:style-name="T6">d</text:span><text:span text:style-name="T12">ass sämtliche Bestandteile der Installation als Pakete vorliegen und sich über den Paketmanager installieren, deinstallieren und updaten lassen.</text:span><text:span text:style-name="T7"> </text:span><text:span text:style-name="T1">Die Pakete werden dazu online in sogenannten Repositories vorgehalten. </text:span><text:change-start text:change-id="ct94778169085440"/><text:span text:style-name="T10">Hier ist eine Einfügung. </text:span><text:change-end text:change-id="ct94778169085440"/></text:p>
      <text:p text:style-name="P8">Zusammengestellt wird eine Linux-Distribution von seinem Distributor. Für gewöhnlich wählt dieser Programme aus, bei denen er die nötigen Rechte hat, passt sie mehr oder weniger an, paketiert sie in seiner Paketverwaltung und bietet das Ergebnis als Distribution an. Normalerweise werden lediglich wenige Programme vom Distributor selbst geschrieben, z. B. meist der Distributions-Installer. Der Distributor kann ein Unternehmen oder eine Gruppe von weltweit verteilten Freiwilligen sein. Er kann auch kommerziellen Support anbieten. <text:change-start text:change-id="ct94778168991600"/><text:s/><text:span text:style-name="T13">Das ist doch toll!</text:span><text:change-end text:change-id="ct94778168991600"/></text:p>
      <text:h text:style-name="Heading_20_2" text:outline-level="2"><text:bookmark text:name="firstHeading"/>Embedded Linux</text:h>
      <text:p text:style-name="P2"><text:span text:style-name="T1">Als </text:span><text:span text:style-name="T4">Embedded Linux</text:span><text:span text:style-name="T1"> (deutsch: „eingebettetes Linux“) bezeichnet man ein </text:span><text:span text:style-name="T11">eingebettetes System mit einem auf dem Linux-Kernel basierenden Betriebssystem. </text:span><text:change text:change-id="ct94778141431856"/><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0:03:44.860560608</meta:creation-date>
    <dc:date>2018-02-22T11:58:22.678282213</dc:date>
    <meta:editing-duration>PT11M56S</meta:editing-duration>
    <meta:editing-cycles>5</meta:editing-cycles>
    <meta:generator>LibreOffice/6.0.1.1$Linux_X86_64 LibreOffice_project/00m0$Build-1</meta:generator>
    <meta:document-statistic meta:table-count="0" meta:image-count="0" meta:object-count="0" meta:page-count="1" meta:paragraph-count="8" meta:word-count="180" meta:character-count="1448" meta:non-whitespace-character-count="1270"/>
  </office:meta>
</office:document-meta>
</file>